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text-properties officeooo:rsid="000ad760" officeooo:paragraph-rsid="000ad760"/>
    </style:style>
    <style:style style:name="P3" style:family="paragraph" style:parent-style-name="Heading_20_1">
      <style:paragraph-properties fo:text-align="end" style:justify-single-word="false" style:writing-mode="rl-tb"/>
      <style:text-properties style:font-name="Vazir" style:font-name-complex="Vazir"/>
    </style:style>
    <style:style style:name="P4" style:family="paragraph" style:parent-style-name="Text_20_body" style:list-style-name="L1">
      <style:text-properties officeooo:rsid="000b4977" officeooo:paragraph-rsid="000b4977"/>
    </style:style>
    <style:style style:name="P5" style:family="paragraph" style:parent-style-name="Text_20_body" style:list-style-name="L1">
      <style:text-properties officeooo:rsid="000cf246" officeooo:paragraph-rsid="000cf246"/>
    </style:style>
    <style:style style:name="T1" style:family="text">
      <style:text-properties officeooo:rsid="000cf246"/>
    </style:style>
    <style:style style:name="T2" style:family="text">
      <style:text-properties officeooo:rsid="00113d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پروژه کارشناسی</text:p>
      <text:h text:style-name="Heading_20_1" text:outline-level="1">عنوان پروژه</text:h>
      <text:p text:style-name="P1"><text:span text:style-name="T2">طراحی و پیاده‌سازی </text:span>شبکه اجتماعی سینمایی شامل سیستم پیشنهاددهی</text:p>
      <text:p text:style-name="P1">(movies social media with recommendation system)</text:p>
      <text:h text:style-name="P3" text:outline-level="1">شرح پروژه</text:h>
      <text:p text:style-name="Text_20_body">در این اپلیکیشن کاربران می‌توانند به فیلم‌های گوناگون امتیاز بده<text:span text:style-name="T1">ن</text:span>د. سیستم پیشنهاددهی بر اساس امتیازات داده شده، فیلم‌های مناسب و همچنین کاربران با سلیقه سینمایی مشابه را به کاربر معرفی می‌کند.</text:p>
      <text:h text:style-name="P2" text:outline-level="1">مراحل اجرای پروژه</text:h>
      <text:list xml:id="list1123261896" text:style-name="L1">
        <text:list-item>
          <text:p text:style-name="P4">تحقیق و بررسی رویکردهای متداول موجود برای سیستم‌های پیشنهاددهی</text:p>
        </text:list-item>
        <text:list-item>
          <text:p text:style-name="P4">طراحی الگوریتم مناسب برای رویکرد<text:span text:style-name="T1">ِ</text:span> <text:span text:style-name="T1">انتخاب شده</text:span></text:p>
        </text:list-item>
        <text:list-item>
          <text:p text:style-name="P5">طراحی مدل داده‌‌های موجود</text:p>
        </text:list-item>
        <text:list-item>
          <text:p text:style-name="P4">طراحی و پیاده‌سازی سیستم پیشنهاددهی</text:p>
        </text:list-item>
        <text:list-item>
          <text:p text:style-name="P4">طراحی و پیاده‌سازی برنامه سرور</text:p>
        </text:list-item>
        <text:list-item>
          <text:p text:style-name="P4">طراحی و پیاده‌سازی برنامه کلاینت (web app or mobile app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name="Vazir" fo:font-family="Vazir" style:font-pitch="variable" style:font-name-complex="Vazir" style:font-family-complex="Vazi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end" style:justify-single-word="false" style:writing-mode="rl-tb"/>
      <style:text-properties style:font-name="Vazir" fo:font-family="Vazir" style:font-pitch="variable" officeooo:rsid="000ad760" style:font-name-complex="Vazir" style:font-family-complex="Vazir" style:font-pitch-complex="variabl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Vazir" fo:font-family="Vazir" style:font-pitch="variable" fo:font-size="28pt" fo:font-weight="bold" style:font-size-asian="28pt" style:font-weight-asian="bold" style:font-name-complex="Vazir" style:font-family-complex="Vazir" style:font-pitch-complex="variable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end" style:justify-single-word="false" style:writing-mode="rl-tb"/>
      <style:text-properties style:font-name="Vazir" fo:font-family="Vazir" style:font-pitch="variable" fo:font-size="130%" fo:font-weight="bold" style:font-size-asian="130%" style:font-weight-asian="bold" style:font-name-complex="Vazir" style:font-family-complex="Vazir" style:font-pitch-complex="variable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8:47:52.653438794</meta:creation-date>
    <dc:date>2021-10-25T21:50:40.805966692</dc:date>
    <meta:editing-duration>PT3H12M2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01" meta:character-count="604" meta:non-whitespace-character-count="522"/>
  </office:meta>
</office:document-meta>
</file>